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14cm" table:align="left"/>
    </style:style>
    <style:style style:name="Table1.A" style:family="table-column">
      <style:table-column-properties style:column-width="8.052cm"/>
    </style:style>
    <style:style style:name="Table1.B" style:family="table-column">
      <style:table-column-properties style:column-width="8.087cm"/>
    </style:style>
    <style:style style:name="Table1.A1" style:family="table-cell">
      <style:table-cell-properties fo:padding="0.049cm" fo:border-left="0.75pt solid #808080" fo:border-right="none" fo:border-top="0.75pt solid #808080" fo:border-bottom="0.05pt solid #808080"/>
    </style:style>
    <style:style style:name="Table1.B1" style:family="table-cell">
      <style:table-cell-properties fo:padding="0.049cm" fo:border-left="0.05pt solid #808080" fo:border-right="0.75pt solid #808080" fo:border-top="0.75pt solid #808080" fo:border-bottom="0.05pt solid #808080"/>
    </style:style>
    <style:style style:name="Table1.A2" style:family="table-cell">
      <style:table-cell-properties fo:padding="0.049cm" fo:border-left="0.75pt solid #808080" fo:border-right="none" fo:border-top="none" fo:border-bottom="0.05pt solid #808080"/>
    </style:style>
    <style:style style:name="Table1.B2" style:family="table-cell">
      <style:table-cell-properties fo:padding="0.049cm" fo:border-left="0.05pt solid #808080" fo:border-right="0.75pt solid #808080" fo:border-top="none" fo:border-bottom="0.05pt solid #808080"/>
    </style:style>
    <style:style style:name="Table1.A5" style:family="table-cell">
      <style:table-cell-properties fo:padding="0.049cm" fo:border-left="0.75pt solid #808080" fo:border-right="none" fo:border-top="none" fo:border-bottom="0.75pt solid #808080"/>
    </style:style>
    <style:style style:name="Table1.B5" style:family="table-cell">
      <style:table-cell-properties fo:padding="0.049cm" fo:border-left="0.05pt solid #808080" fo:border-right="0.75pt solid #808080" fo:border-top="none" fo:border-bottom="0.75pt solid #80808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margin-top="0cm" fo:margin-bottom="0.499cm" style:contextual-spacing="false" fo:text-align="center" style:justify-single-word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2">
      <style:paragraph-properties fo:margin-top="0cm" fo:margin-bottom="0cm" style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who are responsible for the booting process.</text:p>
      <text:p text:style-name="Text_20_body">       <text:span text:style-name="Strong_20_Emphasis"> 1.BIOS</text:span>(<text:span text:style-name="Strong_20_Emphasis">B</text:span>asic <text:span text:style-name="Strong_20_Emphasis">I</text:span>nput/<text:span text:style-name="Strong_20_Emphasis">O</text:span>utput <text:span text:style-name="Strong_20_Emphasis">S</text:span>ystem)</text:p>
      <text:p text:style-name="Text_20_body">        <text:span text:style-name="Strong_20_Emphasis">2</text:span>.<text:span text:style-name="Strong_20_Emphasis">MBR</text:span>(<text:span text:style-name="Strong_20_Emphasis">M</text:span>aster <text:span text:style-name="Strong_20_Emphasis">B</text:span>oot <text:span text:style-name="Strong_20_Emphasis">R</text:span>ecord)</text:p>
      <text:p text:style-name="Text_20_body">        <text:span text:style-name="Strong_20_Emphasis">3</text:span>.<text:span text:style-name="Strong_20_Emphasis">LILO</text:span> or <text:span text:style-name="Strong_20_Emphasis">GRUB</text:span></text:p>
      <text:p text:style-name="Text_20_body">            <text:span text:style-name="Strong_20_Emphasis"> LILO</text:span>:-<text:span text:style-name="Strong_20_Emphasis">LI</text:span>nux <text:span text:style-name="Strong_20_Emphasis">LO</text:span>ader</text:p>
      <text:p text:style-name="Text_20_body">            <text:span text:style-name="Strong_20_Emphasis"> GRUB</text:span>:-<text:span text:style-name="Strong_20_Emphasis">GR</text:span>and <text:span text:style-name="Strong_20_Emphasis">U</text:span>nified <text:span text:style-name="Strong_20_Emphasis">B</text:span>ootloader</text:p>
      <text:p text:style-name="Text_20_body">        <text:span text:style-name="Strong_20_Emphasis">4</text:span>.<text:span text:style-name="Strong_20_Emphasis">Kernel</text:span></text:p>
      <text:p text:style-name="Text_20_body">        <text:span text:style-name="Strong_20_Emphasis">5</text:span>.<text:span text:style-name="Strong_20_Emphasis">init</text:span></text:p>
      <text:p text:style-name="Text_20_body">       <text:span text:style-name="Strong_20_Emphasis"> 6</text:span>.<text:span text:style-name="Strong_20_Emphasis">Run Levels</text:span></text:p>
      <text:p text:style-name="Text_20_body"><text:span text:style-name="Strong_20_Emphasis">1.BIOS:</text:span></text:p>
      <text:p text:style-name="Text_20_body">     <text:span text:style-name="Strong_20_Emphasis"> </text:span>i.When we power on BIOS performs a <text:span text:style-name="Strong_20_Emphasis">P</text:span>ower-<text:span text:style-name="Strong_20_Emphasis">O</text:span>n <text:span text:style-name="Strong_20_Emphasis">S</text:span>elf-<text:span text:style-name="Strong_20_Emphasis">T</text:span>est (<text:span text:style-name="Strong_20_Emphasis">POST</text:span>) for all of the different hardware components in the system to make sure everything is working properly</text:p>
      <text:p text:style-name="Text_20_body">     ii.Also it checks for whether the computer is being started from an off position (cold boot) or from a restart (warm boot) is<text:line-break/>stored at this location.</text:p>
      <text:p text:style-name="Text_20_body">     iii.Retrieves information from <text:span text:style-name="Strong_20_Emphasis">CMOS</text:span> (<text:span text:style-name="Strong_20_Emphasis">C</text:span>omplementary <text:span text:style-name="Strong_20_Emphasis">M</text:span>etal-<text:span text:style-name="Strong_20_Emphasis">O</text:span>xide<text:span text:style-name="Strong_20_Emphasis"> S</text:span>emiconductor) a battery operated memory chip on the motherboard that stores time, date, and critical system information.</text:p>
      <text:p text:style-name="Text_20_body">     iv.Once BIOS sees everything is fine it will begin searching for an operating system Boot Sector on a valid master boot sector<text:line-break/>on all available drives like hard disks,CD-ROM drive etc.</text:p>
      <text:p text:style-name="Text_20_body">     v.Once BIOS finds a valid MBR it will give the instructions to boot and executes the first 512-byte boot sector that is the first<text:line-break/>sector (“Sector 0”) of a partitioned data storage device such as hard disk or CD-ROM etc .</text:p>
      <text:p text:style-name="Text_20_body"><text:span text:style-name="Strong_20_Emphasis">2.MBR</text:span></text:p>
      <text:p text:style-name="Text_20_body">i. Normally we use multi-level boot loader.Here MBR means I am referencing to DOS MBR.</text:p>
      <text:p text:style-name="Text_20_body">ii.Afer BIOS executes a valid DOS MBR,the DOS MBR will search for a valid primary partition marked as bootable on the hard disk.</text:p>
      <text:p text:style-name="Text_20_body">iii.If MBR finds a valid bootable primary partition then it executes the first 512-bytes of that partition which is second level MBR.</text:p>
      <text:p text:style-name="Text_20_body">iv. In linux we have two types of the above mentioned second level MBR known as LILO and GRUB</text:p>
      <text:p text:style-name="Text_20_body"><text:span text:style-name="Strong_20_Emphasis">3.LILO</text:span></text:p>
      <text:p text:style-name="Text_20_body">     i.LILO is a linux boot loader which is too big to fit into single sector of 512-bytes.</text:p>
      <text:p text:style-name="Text_20_body">     ii.So it is divided into two parts :an installer and a runtime module.</text:p>
      <text:p text:style-name="Text_20_body"><text:soft-page-break/>     iii.The installer module places the runtime module on MBR.The runtime module has the info about all operating systems installed.</text:p>
      <text:p text:style-name="Text_20_body">     iv.When the runtime module is executed it selects the operating system to load and transfers the control to kernel.</text:p>
      <text:p text:style-name="Text_20_body">     v.LILO does not understand filesystems and boot images to be loaded and treats them as raw disk offsets</text:p>
      <text:p text:style-name="Text_20_body"><text:span text:style-name="Strong_20_Emphasis">GRUB</text:span></text:p>
      <text:p text:style-name="Text_20_body">     i.GRUB MBR consists of 446 bytes of primary bootloader code and 64 bytes of the partition table.</text:p>
      <text:p text:style-name="Text_20_body">     ii.GRUB locates all the operating systems installed and gives a GUI to select the operating system need to be loaded.</text:p>
      <text:p text:style-name="Text_20_body">     iii.Once user selects the operating system GRUB will pass control to the karnel of that operating system.<text:line-break/>see below what is the difference between LILO and GRUB</text:p>
      <text:p text:style-name="Text_20_body"><text:span text:style-name="Strong_20_Emphasis">4.Kernel</text:span></text:p>
      <text:p text:style-name="Text_20_body">     i.Once GRUB or LILO transfers the control to Kernel,the Kernels does the following tasks</text:p>
      <text:list xml:id="list3071052893825587685" text:style-name="L1">
        <text:list-item>
          <text:p text:style-name="P5">Intitialises devices and loads initrd module </text:p>
        </text:list-item>
        <text:list-item>
          <text:p text:style-name="P3">mounts root filesystem </text:p>
        </text:list-item>
      </text:list>
      <text:p text:style-name="Text_20_body"><text:span text:style-name="Strong_20_Emphasis">5.Init</text:span></text:p>
      <text:p text:style-name="Text_20_body">     i.The kernel, once it is loaded, finds init in sbin(/sbin/init) and executes it.</text:p>
      <text:p text:style-name="Text_20_body">     ii.Hence the first process which is started in linux is init process.</text:p>
      <text:p text:style-name="Text_20_body">     iii.This init process reads /etc/inittab file and sets the path, starts swapping, checks the file systems, and so on.</text:p>
      <text:p text:style-name="Text_20_body">     iv.It runs all the boot scripts(/etc/rc.d/*,/etc/rc.boot/*)</text:p>
      <text:p text:style-name="Text_20_body">     v.starts the system on specified run level in the file /etc/inittab</text:p>
      <text:p text:style-name="Text_20_body"><text:span text:style-name="Strong_20_Emphasis">6.Runlevel</text:span></text:p>
      <text:p text:style-name="Text_20_body">     i.There are 7 run levels in which the linux OS runs and different run levels serves for different purpose.The descriptions are<text:line-break/>given below.</text:p>
      <text:list xml:id="list1088549059848105056" text:style-name="L2">
        <text:list-item>
          <text:p text:style-name="P6">0  – halt </text:p>
        </text:list-item>
        <text:list-item>
          <text:p text:style-name="P6">1  – Single user mode </text:p>
        </text:list-item>
        <text:list-item>
          <text:p text:style-name="P6">2  – Multiuser, without NFS (The same as 3, if you don’t have networking) </text:p>
        </text:list-item>
        <text:list-item>
          <text:p text:style-name="P6">3  – Full multiuser mode </text:p>
        </text:list-item>
        <text:list-item>
          <text:p text:style-name="P6">4  – unused </text:p>
        </text:list-item>
        <text:list-item>
          <text:p text:style-name="P6">5  – X11 </text:p>
        </text:list-item>
        <text:list-item>
          <text:p text:style-name="P4"><text:soft-page-break/>6  – Reboot </text:p>
        </text:list-item>
      </text:list>
      <text:p text:style-name="Text_20_body">     ii.We can set in which runlevel we want to run our operating system by defining it on /etc/inittab file.</text:p>
      <text:p text:style-name="Text_20_body">Now as per our setting in /etc/inittab the Operating System the operating system boots up and finishes the bootup process.</text:p>
      <text:p text:style-name="Text_20_body">Below are given some few  important differences about LILO and GRUB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Strong_20_Emphasis">LILO</text:span></text:p>
          </table:table-cell>
          <table:table-cell table:style-name="Table1.B1" office:value-type="string">
            <text:p text:style-name="P2">GRUB</text:p>
          </table:table-cell>
        </table:table-row>
        <table:table-row>
          <table:table-cell table:style-name="Table1.A2" office:value-type="string">
            <text:p text:style-name="Table_20_Contents">LILO has no interactive command interface</text:p>
          </table:table-cell>
          <table:table-cell table:style-name="Table1.B2" office:value-type="string">
            <text:p text:style-name="Table_20_Contents">GRUB has interactive command interface</text:p>
          </table:table-cell>
        </table:table-row>
        <table:table-row>
          <table:table-cell table:style-name="Table1.A2" office:value-type="string">
            <text:p text:style-name="Table_20_Contents">LILO does not support booting from a network</text:p>
          </table:table-cell>
          <table:table-cell table:style-name="Table1.B2" office:value-type="string">
            <text:p text:style-name="Table_20_Contents">GRUB does support booting from a network<text:span text:style-name="Strong_20_Emphasis"> </text:span></text:p>
          </table:table-cell>
        </table:table-row>
        <table:table-row>
          <table:table-cell table:style-name="Table1.A2" office:value-type="string">
            <text:p text:style-name="Table_20_Contents">If you change your LILO config file, you have to rewrite the LILO stage one boot loader to the MBR</text:p>
          </table:table-cell>
          <table:table-cell table:style-name="Table1.B2" office:value-type="string">
            <text:p text:style-name="Table_20_Contents">GRUB automatically detects any change in config file and auto loads the OS</text:p>
          </table:table-cell>
        </table:table-row>
        <table:table-row>
          <table:table-cell table:style-name="Table1.A5" office:value-type="string">
            <text:p text:style-name="Table_20_Contents">LILO supports only linux operating system</text:p>
          </table:table-cell>
          <table:table-cell table:style-name="Table1.B5" office:value-type="string">
            <text:p text:style-name="Table_20_Contents">GRUB supports large number of O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11:49:01.009837455</meta:creation-date>
    <dc:date>2018-02-26T09:57:50.095052330</dc:date>
    <meta:editing-duration>P0D</meta:editing-duration>
    <meta:editing-cycles>2</meta:editing-cycles>
    <meta:generator>LibreOffice/4.2.8.2$Linux_X86_64 LibreOffice_project/420m0$Build-2</meta:generator>
    <meta:document-statistic meta:table-count="1" meta:image-count="0" meta:object-count="0" meta:page-count="3" meta:paragraph-count="62" meta:word-count="678" meta:character-count="4202" meta:non-whitespace-character-count="3390"/>
  </office:meta>
</office:document-meta>
</file>